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924in" style:rel-column-width="6552*"/>
    </style:style>
    <style:style style:name="Table1.E" style:family="table-column">
      <style:table-column-properties style:column-width="0.6931in" style:rel-column-width="6558*"/>
    </style:style>
    <style:style style:name="Table1.J" style:family="table-column">
      <style:table-column-properties style:column-width="0.6931in" style:rel-column-width="6561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 fo:background-color="transparent" style:shadow="none">
        <style:background-image/>
      </style:paragraph-properties>
      <style:text-properties fo:color="#000000" style:font-name="Trebuchet MS" fo:font-size="14pt" fo:font-weight="normal" fo:background-color="transparent" style:font-size-asian="14pt" style:font-weight-asian="normal" style:font-size-complex="14pt" style:font-weight-complex="normal"/>
    </style:style>
    <style:style style:name="P2" style:family="paragraph" style:parent-style-name="Standard">
      <style:paragraph-properties style:line-height-at-least="0.2402in" fo:background-color="transparent">
        <style:background-image/>
      </style:paragraph-properties>
      <style:text-properties style:font-name="Courier 10 Pitch" fo:font-size="13pt" fo:background-color="#ffff00" style:font-size-asian="13pt" style:font-size-complex="13pt"/>
    </style:style>
    <style:style style:name="P3" style:family="paragraph" style:parent-style-name="Standard">
      <style:paragraph-properties fo:background-color="transparent" fo:padding="0in" fo:border-left="none" fo:border-right="none" fo:border-top="none" fo:border-bottom="0.99pt solid #ff9966" style:shadow="none">
        <style:background-image/>
      </style:paragraph-properties>
      <style:text-properties style:font-name="Courier 10 Pitch" fo:font-size="14pt" fo:background-color="#ffff00" style:font-size-asian="14pt" style:font-size-complex="14pt"/>
    </style:style>
    <style:style style:name="P4" style:family="paragraph" style:parent-style-name="Standard">
      <style:paragraph-properties style:line-height-at-least="0.2402in"/>
      <style:text-properties style:font-name="Courier 10 Pitch" fo:font-size="13pt" fo:background-color="#ffff00" style:font-size-asian="13pt" style:font-size-complex="13pt"/>
    </style:style>
    <style:style style:name="P5" style:family="paragraph" style:parent-style-name="Standard">
      <style:text-properties style:font-name="Courier 10 Pitch" fo:font-size="14pt" fo:background-color="transparent" style:font-size-asian="14pt" style:font-size-complex="14pt"/>
    </style:style>
    <style:style style:name="P6" style:family="paragraph" style:parent-style-name="Standard">
      <style:paragraph-properties style:line-height-at-least="0.2402in"/>
      <style:text-properties fo:color="#cccccc" style:font-name="Courier 10 Pitch" fo:font-size="13pt" fo:background-color="transparent" style:font-size-asian="13pt" style:font-size-complex="13pt"/>
    </style:style>
    <style:style style:name="P7" style:family="paragraph" style:parent-style-name="Standard">
      <style:paragraph-properties fo:margin-left="0in" fo:margin-right="0in" fo:margin-top="0in" fo:margin-bottom="0.0201in" fo:text-indent="0in" style:auto-text-indent="false" fo:background-color="transparent" fo:padding="0in" fo:border="none" style:shadow="none">
        <style:background-image/>
      </style:paragraph-properties>
      <style:text-properties style:font-name="Courier 10 Pitch" fo:font-size="14pt" fo:background-color="#ffff00" style:font-size-asian="14pt" style:font-size-complex="14pt"/>
    </style:style>
    <style:style style:name="P8" style:family="paragraph" style:parent-style-name="Standard">
      <style:paragraph-properties fo:margin-left="0in" fo:margin-right="0in" fo:margin-top="0.1598in" fo:margin-bottom="0.1in" style:line-height-at-least="0.2402in" fo:text-indent="0in" style:auto-text-indent="false" fo:background-color="transparent" fo:padding="0in" fo:border-left="none" fo:border-right="none" fo:border-top="none" fo:border-bottom="0.99pt solid #99ccff" style:shadow="none">
        <style:background-image/>
      </style:paragraph-properties>
      <style:text-properties style:font-name="Courier 10 Pitch" fo:font-size="14pt" fo:background-color="#ffff00" style:font-size-asian="14pt" style:font-size-complex="14pt"/>
    </style:style>
    <style:style style:name="P9" style:family="paragraph" style:parent-style-name="Standard">
      <style:paragraph-properties fo:margin-top="0in" fo:margin-bottom="0.1in" fo:background-color="transparent" fo:padding="0in" fo:border-left="none" fo:border-right="none" fo:border-top="none" fo:border-bottom="0.99pt solid #3deb3d" style:shadow="none">
        <style:background-image/>
      </style:paragraph-properties>
      <style:text-properties style:font-name="Courier 10 Pitch" fo:font-size="14pt" fo:background-color="#ffff00" style:font-size-asian="14pt" style:font-size-complex="14pt"/>
    </style:style>
    <style:style style:name="P10" style:family="paragraph" style:parent-style-name="Standard">
      <style:paragraph-properties fo:margin-top="0in" fo:margin-bottom="0.1in" fo:background-color="transparent" fo:padding="0in" fo:border-left="none" fo:border-right="none" fo:border-top="none" fo:border-bottom="0.99pt solid #c0c0c0" style:shadow="none">
        <style:background-image/>
      </style:paragraph-properties>
      <style:text-properties style:font-name="Courier 10 Pitch" fo:font-size="14pt" fo:background-color="#ffff00" style:font-size-asian="14pt" style:font-size-complex="14pt"/>
    </style:style>
    <style:style style:name="P11" style:family="paragraph" style:parent-style-name="Standard">
      <style:paragraph-properties style:line-height-at-least="0.2402in" style:shadow="none"/>
      <style:text-properties style:font-name="Courier 10 Pitch" fo:font-size="14pt" fo:background-color="#ffff00" style:font-size-asian="14pt" style:font-size-complex="14pt"/>
    </style:style>
    <style:style style:name="P12" style:family="paragraph" style:parent-style-name="Standard">
      <style:paragraph-properties style:line-height-at-least="0.2402in" style:shadow="none"/>
      <style:text-properties style:font-name="Courier 10 Pitch" fo:font-size="13pt" fo:background-color="#ffff00" style:font-size-asian="13pt" style:font-size-complex="13pt"/>
    </style:style>
    <style:style style:name="P13" style:family="paragraph" style:parent-style-name="Standard">
      <style:paragraph-properties style:line-height-at-least="0.2402in" fo:break-before="page" style:shadow="none"/>
      <style:text-properties style:font-name="Courier 10 Pitch" fo:font-size="13pt" fo:background-color="#ffff00" style:font-size-asian="13pt" style:font-size-complex="13pt"/>
    </style:style>
    <style:style style:name="P14" style:family="paragraph" style:parent-style-name="Standard">
      <style:paragraph-properties style:line-height-at-least="0.2402in" fo:background-color="#ffffff" style:shadow="none">
        <style:background-image/>
      </style:paragraph-properties>
      <style:text-properties style:font-name="Courier 10 Pitch" fo:font-size="13pt" fo:background-color="#ffff00" style:font-size-asian="13pt" style:font-size-complex="13pt"/>
    </style:style>
    <style:style style:name="P15" style:family="paragraph" style:parent-style-name="Table_20_Contents">
      <style:paragraph-properties fo:text-align="center" style:justify-single-word="false"/>
      <style:text-properties fo:color="#47b8b8" style:font-name="Courier 10 Pitch" fo:font-size="13pt" style:font-size-asian="13pt" style:font-style-asian="italic" style:font-weight-asian="bold" style:font-size-complex="13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Courier 10 Pitch" fo:font-size="13pt" style:font-size-asian="13pt" style:font-style-asian="italic" style:font-weight-asian="bold" style:font-size-complex="13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#3deb3d">
        <style:background-image/>
      </style:paragraph-properties>
      <style:text-properties style:font-name="Courier 10 Pitch" fo:font-size="13pt" style:font-size-asian="13pt" style:font-size-complex="13pt"/>
    </style:style>
    <style:style style:name="P18" style:family="paragraph" style:parent-style-name="Table_20_Contents">
      <style:paragraph-properties fo:text-align="center" style:justify-single-word="false" fo:background-color="#e6e6ff">
        <style:background-image/>
      </style:paragraph-properties>
      <style:text-properties style:font-name="Trebuchet MS" fo:font-size="13pt" style:font-size-asian="13pt" style:font-size-complex="13pt"/>
    </style:style>
    <style:style style:name="P19" style:family="paragraph" style:parent-style-name="Table_20_Contents">
      <style:paragraph-properties fo:text-align="center" style:justify-single-word="false" fo:background-color="#ffcc99">
        <style:background-image/>
      </style:paragraph-properties>
      <style:text-properties style:font-name="Trebuchet MS" fo:font-size="13pt" style:font-size-asian="13pt" style:font-size-complex="13pt"/>
    </style:style>
    <style:style style:name="P20" style:family="paragraph" style:parent-style-name="Table_20_Contents">
      <style:paragraph-properties fo:text-align="center" style:justify-single-word="false" fo:background-color="#ff9966">
        <style:background-image/>
      </style:paragraph-properties>
      <style:text-properties style:font-name="Trebuchet MS" fo:font-size="13pt" style:font-size-asian="13pt" style:font-size-complex="13pt"/>
    </style:style>
    <style:style style:name="P21" style:family="paragraph" style:parent-style-name="Table_20_Contents">
      <style:paragraph-properties fo:text-align="center" style:justify-single-word="false" fo:background-color="#ff6633">
        <style:background-image/>
      </style:paragraph-properties>
      <style:text-properties style:font-name="Trebuchet MS" fo:font-size="13pt" style:font-size-asian="13pt" style:font-size-complex="13pt"/>
    </style:style>
    <style:style style:name="P22" style:family="paragraph" style:parent-style-name="Table_20_Contents">
      <style:paragraph-properties fo:text-align="center" style:justify-single-word="false" fo:background-color="#ff420e">
        <style:background-image/>
      </style:paragraph-properties>
      <style:text-properties style:font-name="Trebuchet MS" fo:font-size="13pt" style:font-size-asian="13pt" style:font-size-complex="13pt"/>
    </style:style>
    <style:style style:name="P23" style:family="paragraph" style:parent-style-name="Standard" style:master-page-name="First_20_Page">
      <style:paragraph-properties fo:margin-left="0in" fo:margin-right="0in" fo:margin-top="0in" fo:margin-bottom="0.0201in" style:line-height-at-least="0.2402in" fo:text-indent="0in" style:auto-text-indent="false" style:page-number="auto" fo:background-color="transparent" fo:padding="0in" fo:border="none" style:shadow="none">
        <style:background-image/>
      </style:paragraph-properties>
      <style:text-properties style:font-name="Courier 10 Pitch" fo:font-size="14pt" fo:background-color="#ffff00" style:font-size-asian="14pt" style:font-size-complex="14pt"/>
    </style:style>
    <style:style style:name="P24" style:family="paragraph" style:parent-style-name="Table_20_Contents">
      <style:paragraph-properties fo:text-align="center" style:justify-single-word="false" fo:background-color="#e6e6ff">
        <style:background-image/>
      </style:paragraph-properties>
      <style:text-properties style:font-name="Trebuchet MS" fo:font-size="13pt" style:font-size-asian="13pt" style:font-size-complex="13pt"/>
    </style:style>
    <style:style style:name="P25" style:family="paragraph" style:parent-style-name="Table_20_Contents">
      <style:paragraph-properties fo:text-align="center" style:justify-single-word="false" fo:background-color="#ffcc99">
        <style:background-image/>
      </style:paragraph-properties>
      <style:text-properties fo:color="#ffcc99" style:font-name="Trebuchet MS" fo:font-size="13pt" style:font-size-asian="13pt" style:font-size-complex="13pt"/>
    </style:style>
    <style:style style:name="T1" style:family="text">
      <style:text-properties fo:color="#579d1c" fo:font-weight="bold" style:font-weight-asian="bold" style:font-weight-complex="bold"/>
    </style:style>
    <style:style style:name="T2" style:family="text">
      <style:text-properties fo:color="#0084d1" fo:font-weight="bold" style:font-weight-asian="bold" style:font-weight-complex="bold"/>
    </style:style>
    <style:style style:name="T3" style:family="text">
      <style:text-properties fo:color="#9999ff"/>
    </style:style>
    <style:style style:name="T4" style:family="text">
      <style:text-properties fo:color="#9999ff" fo:background-color="transparent"/>
    </style:style>
    <style:style style:name="T5" style:family="text">
      <style:text-properties fo:background-color="transparent"/>
    </style:style>
    <style:style style:name="T6" style:family="text">
      <style:text-properties fo:background-color="#ff9966"/>
    </style:style>
    <style:style style:name="T7" style:family="text">
      <style:text-properties fo:background-color="#3deb3d"/>
    </style:style>
    <style:style style:name="T8" style:family="text">
      <style:text-properties fo:background-color="#99ccff"/>
    </style:style>
    <style:style style:name="T9" style:family="text">
      <style:text-properties fo:background-color="#c0c0c0"/>
    </style:style>
    <style:style style:name="T10" style:family="text">
      <style:text-properties fo:color="#99ccff" fo:background-color="transparent"/>
    </style:style>
    <style:style style:name="T11" style:family="text">
      <style:text-properties fo:color="#99ccff" fo:font-size="13pt" fo:background-color="transparent" style:font-size-asian="13pt" style:font-size-complex="13pt"/>
    </style:style>
    <style:style style:name="T12" style:family="text">
      <style:text-properties fo:color="#3deb3d" fo:background-color="transparent"/>
    </style:style>
    <style:style style:name="T13" style:family="text">
      <style:text-properties fo:color="#ffffff" fo:background-color="#3deb3d"/>
    </style:style>
    <style:style style:name="T14" style:family="text">
      <style:text-properties fo:color="#ffffff" fo:background-color="#99ccff"/>
    </style:style>
    <style:style style:name="T15" style:family="text">
      <style:text-properties fo:color="#ffffff" fo:background-color="#c0c0c0"/>
    </style:style>
    <style:style style:name="T16" style:family="text">
      <style:text-properties fo:color="#ffffff" fo:background-color="#cccccc"/>
    </style:style>
    <style:style style:name="T17" style:family="text">
      <style:text-properties fo:color="#ffffff" fo:font-size="13pt" fo:font-weight="normal" fo:background-color="#b3b3b3" style:font-size-asian="13pt" style:font-weight-asian="normal" style:font-size-complex="13pt" style:font-weight-complex="normal"/>
    </style:style>
    <style:style style:name="T18" style:family="text">
      <style:text-properties fo:color="#ffffff" fo:font-size="13pt" fo:background-color="#b3b3b3" style:font-size-asian="13pt" style:font-size-complex="13pt"/>
    </style:style>
    <style:style style:name="T19" style:family="text">
      <style:text-properties fo:color="#ffffff" fo:background-color="#ff9966"/>
    </style:style>
    <style:style style:name="T20" style:family="text">
      <style:text-properties fo:font-size="13pt" fo:background-color="transparent" style:font-size-asian="13pt" style:font-size-complex="13pt"/>
    </style:style>
    <style:style style:name="T21" style:family="text">
      <style:text-properties style:font-name="Trebuchet MS" fo:background-color="transparent"/>
    </style:style>
    <style:style style:name="T22" style:family="text">
      <style:text-properties fo:color="#aecf00" fo:background-color="transparent"/>
    </style:style>
    <style:style style:name="T23" style:family="text">
      <style:text-properties fo:color="#ff950e" fo:background-color="transparent"/>
    </style:style>
    <style:style style:name="T24" style:family="text">
      <style:text-properties fo:color="#23b8dc" fo:background-color="transparent"/>
    </style:style>
    <style:style style:name="T25" style:family="text">
      <style:text-properties fo:color="#83caff" fo:background-color="transparent"/>
    </style:style>
    <style:style style:name="T26" style:family="text">
      <style:text-properties fo:color="#83caff" fo:font-weight="normal" fo:background-color="transparent" style:font-weight-asian="normal" style:font-weight-complex="normal"/>
    </style:style>
    <style:style style:name="T27" style:family="text">
      <style:text-properties fo:color="#000000" fo:font-size="10pt" fo:font-weight="normal" fo:background-color="transparent" style:font-size-asian="10pt" style:font-weight-asian="normal" style:font-size-complex="10pt" style:font-weight-complex="normal"/>
    </style:style>
    <style:style style:name="T28" style:family="text">
      <style:text-properties style:use-window-font-color="true"/>
    </style:style>
    <style:style style:name="T29" style:family="text">
      <style:text-properties style:use-window-font-color="true" fo:background-color="transparent"/>
    </style:style>
    <style:style style:name="T30" style:family="text">
      <style:text-properties fo:color="#47b8b8" fo:background-color="transparent"/>
    </style:style>
    <style:style style:name="T31" style:family="text">
      <style:text-properties fo:color="#cccccc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8"><text:s/>Sliding </text:span><text:span text:style-name="T25"><text:s/></text:span><text:span text:style-name="T27">one slide followed by another with a 90-degree change of direction</text:span></text:p>
      <text:p text:style-name="P7"><text:span text:style-name="T17"><text:s/>Negative ice </text:span><text:span text:style-name="T26"><text:s/></text:span><text:span text:style-name="T27">a non-slippery tile surrounded by slippery tiles</text:span></text:p>
      <text:p text:style-name="P7"><text:span text:style-name="T18"><text:s/>Redundancy </text:span><text:span text:style-name="T25"><text:s/></text:span><text:span text:style-name="T27">ice blocks are placed in the level, but not used (not allowed)</text:span></text:p>
      <text:p text:style-name="P8"><text:span text:style-name="T8"><text:s/></text:span><text:span text:style-name="T14">B</text:span><text:span text:style-name="T8"> </text:span><text:span text:style-name="T5"><text:tab/></text:span><text:span text:style-name="T21">Block-related complexity</text:span></text:p>
      <text:p text:style-name="P11"><text:span text:style-name="T5"><text:s/></text:span><text:span text:style-name="T11">0</text:span><text:span text:style-name="T20"><text:tab/>Adds no complexity</text:span></text:p>
      <text:p text:style-name="P12"><text:span text:style-name="T5"><text:s/></text:span><text:span text:style-name="T10">1</text:span><text:span text:style-name="T5"><text:tab/>Pushing without block sliding</text:span></text:p>
      <text:p text:style-name="P12"><text:span text:style-name="T5"><text:s/></text:span><text:span text:style-name="T10">2</text:span><text:span text:style-name="T5"><text:tab/>Pushing with block sliding</text:span></text:p>
      <text:p text:style-name="P12"><text:span text:style-name="T5"><text:s/></text:span><text:span text:style-name="T10">3</text:span><text:span text:style-name="T5"><text:tab/>Level must be modified beforehand</text:span></text:p>
      <text:p text:style-name="P12"><text:span text:style-name="T10"><text:s/>4</text:span><text:span text:style-name="T5"><text:tab/>One block has several purposes</text:span></text:p>
      <text:p text:style-name="P5"/>
      <text:p text:style-name="P9"><text:span text:style-name="T7"><text:s/></text:span><text:span text:style-name="T13">P</text:span><text:span text:style-name="T7"> </text:span><text:span text:style-name="T5"><text:s/><text:tab/></text:span><text:span text:style-name="T21">Player-related complexity</text:span></text:p>
      <text:p text:style-name="P4"><text:span text:style-name="T5"><text:s/></text:span><text:span text:style-name="T12">0</text:span><text:span text:style-name="T5"><text:tab/>Adds no complexity</text:span></text:p>
      <text:p text:style-name="P4"><text:span text:style-name="T5"><text:s/></text:span><text:span text:style-name="T12">1</text:span><text:span text:style-name="T5"><text:tab/>Simple player sliding</text:span></text:p>
      <text:p text:style-name="P4"><text:span text:style-name="T5"><text:s/></text:span><text:span text:style-name="T12">2</text:span><text:span text:style-name="T5"><text:tab/>Slide and push</text:span></text:p>
      <text:p text:style-name="P4"><text:span text:style-name="T5"><text:s/></text:span><text:span text:style-name="T12">3</text:span><text:span text:style-name="T5"><text:tab/>Level must be modified beforehand</text:span></text:p>
      <text:p text:style-name="P5"/>
      <text:p text:style-name="P10"><text:span text:style-name="T9"><text:s/></text:span><text:span text:style-name="T15">?</text:span><text:span text:style-name="T9"> </text:span><text:span text:style-name="T5"><text:tab/></text:span><text:span text:style-name="T21">Modifiers</text:span></text:p>
      <text:p text:style-name="P2"><text:span text:style-name="T22"><text:s/>+ </text:span><text:span text:style-name="T5"><text:s/><text:tab/>Sequence of B or P actions</text:span></text:p>
      <text:p text:style-name="P4"><text:span text:style-name="T23"><text:s/>! </text:span><text:span text:style-name="T5"><text:s/><text:tab/>Single solution</text:span></text:p>
      <text:p text:style-name="P4"><text:span text:style-name="T24"><text:s/></text:span><text:span text:style-name="T4">N</text:span><text:span text:style-name="T24"> </text:span><text:span text:style-name="T5"><text:s/><text:tab/>Negative ice</text:span></text:p>
      <text:p text:style-name="P6"><text:s/>R <text:tab/>Redundancy</text:p>
      <text:p text:style-name="P5"/>
      <text:p text:style-name="P3"><text:span text:style-name="T6"><text:s/></text:span><text:span text:style-name="T19">x</text:span><text:span text:style-name="T6"> </text:span><text:span text:style-name="T5"><text:tab/></text:span><text:span text:style-name="T21">Level distribution</text:span></text:p>
      <text:p text:style-name="P5"/>
      <table:table table:name="Table1" table:style-name="Table1">
        <table:table-column table:style-name="Table1.A" table:number-columns-repeated="4"/>
        <table:table-column table:style-name="Table1.E"/>
        <table:table-column table:style-name="Table1.A" table:number-columns-repeated="4"/>
        <table:table-column table:style-name="Table1.J"/>
        <table:table-row>
          <table:table-cell table:style-name="Table1.A1" office:value-type="string">
            <text:p text:style-name="P15">P\B</text:p>
          </table:table-cell>
          <table:table-cell table:style-name="Table1.A1" office:value-type="string">
            <text:p text:style-name="P16">B0 </text:p>
          </table:table-cell>
          <table:table-cell table:style-name="Table1.A1" office:value-type="string">
            <text:p text:style-name="P16">B1 </text:p>
          </table:table-cell>
          <table:table-cell table:style-name="Table1.A1" office:value-type="string">
            <text:p text:style-name="P16">B1+</text:p>
          </table:table-cell>
          <table:table-cell table:style-name="Table1.A1" office:value-type="string">
            <text:p text:style-name="P16">B2 </text:p>
          </table:table-cell>
          <table:table-cell table:style-name="Table1.A1" office:value-type="string">
            <text:p text:style-name="P16">B2+</text:p>
          </table:table-cell>
          <table:table-cell table:style-name="Table1.A1" office:value-type="string">
            <text:p text:style-name="P16">B3 </text:p>
          </table:table-cell>
          <table:table-cell table:style-name="Table1.A1" office:value-type="string">
            <text:p text:style-name="P16">B3+</text:p>
          </table:table-cell>
          <table:table-cell table:style-name="Table1.A1" office:value-type="string">
            <text:p text:style-name="P16">B4 </text:p>
          </table:table-cell>
          <table:table-cell table:style-name="Table1.A1" office:value-type="string">
            <text:p text:style-name="P16">B4+</text:p>
          </table:table-cell>
        </table:table-row>
        <table:table-row>
          <table:table-cell table:style-name="Table1.A1" office:value-type="string">
            <text:p text:style-name="P17">P0 </text:p>
          </table:table-cell>
          <table:table-cell table:style-name="Table1.A1" office:value-type="string">
            <text:p text:style-name="P18">I</text:p>
          </table:table-cell>
          <table:table-cell table:style-name="Table1.A1" office:value-type="string">
            <text:p text:style-name="P18">I<text:span text:style-name="T28">I</text:span></text:p>
          </table:table-cell>
          <table:table-cell table:style-name="Table1.A1" office:value-type="string">
            <text:p text:style-name="P18">I</text:p>
          </table:table-cell>
          <table:table-cell table:style-name="Table1.A1" office:value-type="string">
            <text:p text:style-name="P18">I<text:span text:style-name="T28">I</text:span></text:p>
          </table:table-cell>
          <table:table-cell table:style-name="Table1.A1" office:value-type="string">
            <text:p text:style-name="P18">II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8">I</text:p>
          </table:table-cell>
          <table:table-cell table:style-name="Table1.A1" office:value-type="string">
            <text:p text:style-name="P19"/>
          </table:table-cell>
        </table:table-row>
        <table:table-row>
          <table:table-cell table:style-name="Table1.A1" office:value-type="string">
            <text:p text:style-name="P17">P1 </text:p>
          </table:table-cell>
          <table:table-cell table:style-name="Table1.A1" office:value-type="string">
            <text:p text:style-name="P18">I</text:p>
          </table:table-cell>
          <table:table-cell table:style-name="Table1.A1" office:value-type="string">
            <text:p text:style-name="P18">I</text:p>
          </table:table-cell>
          <table:table-cell table:style-name="Table1.A1" office:value-type="string">
            <text:p text:style-name="P18">I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8">II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>
          <table:table-cell table:style-name="Table1.A1" office:value-type="string">
            <text:p text:style-name="P17">P1+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8">I</text:p>
          </table:table-cell>
          <table:table-cell table:style-name="Table1.A1" office:value-type="string">
            <text:p text:style-name="P18">I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0"/>
          </table:table-cell>
        </table:table-row>
        <table:table-row>
          <table:table-cell table:style-name="Table1.A1" office:value-type="string">
            <text:p text:style-name="P17">P2 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8">I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>
          <table:table-cell table:style-name="Table1.A1" office:value-type="string">
            <text:p text:style-name="P17">P2+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8">I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1"/>
          </table:table-cell>
        </table:table-row>
        <table:table-row>
          <table:table-cell table:style-name="Table1.A1" office:value-type="string">
            <text:p text:style-name="P17">P3 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8">II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</table:table-row>
        <table:table-row>
          <table:table-cell table:style-name="Table1.A1" office:value-type="string">
            <text:p text:style-name="P17">P3+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8">I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2"/>
          </table:table-cell>
        </table:table-row>
      </table:table>
      <text:p text:style-name="P5"/>
      <text:p text:style-name="P13"><text:span text:style-name="T5"><text:tab/><text:tab/><text:tab/><text:tab/><text:tab/></text:span><text:span text:style-name="T16"> TODO </text:span></text:p>
      <text:p text:style-name="P14"><text:span text:style-name="T5"><text:s/></text:span><text:span text:style-name="T30">L</text:span><text:span text:style-name="T29">01<text:tab/><text:tab/></text:span><text:span text:style-name="T12">P</text:span><text:span text:style-name="T5">0 <text:s/></text:span><text:span text:style-name="T10">B</text:span><text:span text:style-name="T5">2 <text:s/></text:span><text:span text:style-name="T23">!</text:span></text:p>
      <text:p text:style-name="P12"><text:span text:style-name="T5"><text:s/></text:span><text:span text:style-name="T30">L</text:span><text:span text:style-name="T5">02<text:tab/><text:tab/></text:span><text:span text:style-name="T12">P</text:span><text:span text:style-name="T5">1 <text:s/></text:span><text:span text:style-name="T10">B</text:span><text:span text:style-name="T5">2+ </text:span><text:span text:style-name="T23">!</text:span></text:p>
      <text:p text:style-name="P12"><text:span text:style-name="T5"><text:s/></text:span><text:span text:style-name="T30">L</text:span><text:span text:style-name="T5">03<text:tab/><text:tab/></text:span><text:span text:style-name="T12">P</text:span><text:span text:style-name="T5"> <text:s text:c="2"/></text:span><text:span text:style-name="T10">B</text:span><text:span text:style-name="T5"><text:tab/><text:tab/></text:span><text:span text:style-name="T31">fubar</text:span></text:p>
      <text:p text:style-name="P12"><text:span text:style-name="T5"><text:s/></text:span><text:span text:style-name="T30">L</text:span><text:span text:style-name="T5">04<text:tab/><text:tab/></text:span><text:span text:style-name="T12">P</text:span><text:span text:style-name="T5">1 <text:s/></text:span><text:span text:style-name="T10">B</text:span><text:span text:style-name="T5">2+ <text:tab/><text:tab/></text:span><text:span text:style-name="T31">! tiles</text:span></text:p>
      <text:p text:style-name="P12"><text:span text:style-name="T5"><text:s/></text:span><text:span text:style-name="T30">L</text:span><text:span text:style-name="T5">05<text:tab/><text:tab/></text:span><text:span text:style-name="T12">P</text:span><text:span text:style-name="T5">2+ </text:span><text:span text:style-name="T10">B</text:span><text:span text:style-name="T5">1+</text:span></text:p>
      <text:p text:style-name="P12"><text:span text:style-name="T5"><text:s/></text:span><text:span text:style-name="T30">L</text:span><text:span text:style-name="T5">06<text:tab/><text:tab/></text:span><text:span text:style-name="T12">P</text:span><text:span text:style-name="T5">3 <text:s/></text:span><text:span text:style-name="T10">B</text:span><text:span text:style-name="T5">1</text:span></text:p>
      <text:p text:style-name="P12"><text:span text:style-name="T5"><text:s/></text:span><text:span text:style-name="T30">L</text:span><text:span text:style-name="T5">07<text:tab/><text:tab/></text:span><text:span text:style-name="T12">P</text:span><text:span text:style-name="T5">3 <text:s/></text:span><text:span text:style-name="T10">B</text:span><text:span text:style-name="T5">1 <text:s/></text:span><text:span text:style-name="T23">!</text:span></text:p>
      <text:p text:style-name="P12"><text:span text:style-name="T5"><text:s/></text:span><text:span text:style-name="T30">L</text:span><text:span text:style-name="T5">08<text:tab/><text:tab/></text:span><text:span text:style-name="T12">P</text:span><text:span text:style-name="T29">0</text:span><text:span text:style-name="T5"> <text:s/></text:span><text:span text:style-name="T10">B</text:span><text:span text:style-name="T5">1 <text:s/></text:span><text:span text:style-name="T23">!</text:span><text:span text:style-name="T29"> </text:span></text:p>
      <text:p text:style-name="P12"><text:span text:style-name="T29"><text:s/></text:span><text:span text:style-name="T30">L</text:span><text:span text:style-name="T29">09<text:tab/><text:tab/></text:span><text:span text:style-name="T12">P</text:span><text:span text:style-name="T29">1 <text:s/></text:span><text:span text:style-name="T10">B</text:span><text:span text:style-name="T29">0 <text:s/></text:span><text:span text:style-name="T23">!</text:span><text:span text:style-name="T29"> </text:span></text:p>
      <text:p text:style-name="P12"><text:span text:style-name="T29"><text:s/></text:span><text:span text:style-name="T30">L</text:span><text:span text:style-name="T29">10<text:tab/><text:tab/></text:span><text:span text:style-name="T12">P</text:span><text:span text:style-name="T29">0 <text:s/></text:span><text:span text:style-name="T10">B</text:span><text:span text:style-name="T29">2 <text:s/></text:span></text:p>
      <text:p text:style-name="P12"><text:span text:style-name="T29"><text:s/></text:span><text:span text:style-name="T30">L</text:span><text:span text:style-name="T29">11<text:tab/><text:tab/></text:span><text:span text:style-name="T12">P</text:span><text:span text:style-name="T29">0 <text:s/></text:span><text:span text:style-name="T10">B</text:span><text:span text:style-name="T29">1+ </text:span><text:span text:style-name="T23">!</text:span></text:p>
      <text:p text:style-name="P12"><text:span text:style-name="T5"><text:s/></text:span><text:span text:style-name="T30">L</text:span><text:span text:style-name="T29">1</text:span><text:span text:style-name="T5">2<text:tab/><text:tab/></text:span><text:span text:style-name="T12">P</text:span><text:span text:style-name="T29">0</text:span><text:span text:style-name="T5"> <text:s/></text:span><text:span text:style-name="T10">B</text:span><text:span text:style-name="T29">2</text:span><text:span text:style-name="T23"><text:tab/><text:tab/></text:span></text:p>
      <text:p text:style-name="P12"><text:span text:style-name="T5"><text:s/></text:span><text:span text:style-name="T30">L</text:span><text:span text:style-name="T29">1</text:span><text:span text:style-name="T5">3<text:tab/><text:tab/></text:span><text:span text:style-name="T12">P</text:span><text:span text:style-name="T5"> <text:s text:c="2"/></text:span><text:span text:style-name="T10">B</text:span><text:span text:style-name="T5"><text:tab/><text:tab/></text:span><text:span text:style-name="T31">fubar</text:span></text:p>
      <text:p text:style-name="P12"><text:span text:style-name="T5"><text:s/></text:span><text:span text:style-name="T30">L</text:span><text:span text:style-name="T29">1</text:span><text:span text:style-name="T5">4<text:tab/><text:tab/></text:span><text:span text:style-name="T12">P</text:span><text:span text:style-name="T29">0</text:span><text:span text:style-name="T5"> <text:s/></text:span><text:span text:style-name="T10">B</text:span><text:span text:style-name="T29">2+</text:span><text:span text:style-name="T5"> </text:span><text:span text:style-name="T23">!</text:span><text:span text:style-name="T5"><text:tab/><text:tab/></text:span><text:span text:style-name="T31">!</text:span></text:p>
      <text:p text:style-name="P12"><text:span text:style-name="T5"><text:s/></text:span><text:span text:style-name="T30">L</text:span><text:span text:style-name="T29">1</text:span><text:span text:style-name="T5">5<text:tab/><text:tab/></text:span><text:span text:style-name="T12">P</text:span><text:span text:style-name="T29">3</text:span><text:span text:style-name="T5">+ </text:span><text:span text:style-name="T10">B</text:span><text:span text:style-name="T29">3</text:span></text:p>
      <text:p text:style-name="P12"><text:span text:style-name="T5"><text:s/></text:span><text:span text:style-name="T30">L</text:span><text:span text:style-name="T29">1</text:span><text:span text:style-name="T5">6<text:tab/><text:tab/></text:span><text:span text:style-name="T12">P</text:span><text:span text:style-name="T29">0</text:span><text:span text:style-name="T5"> <text:s/></text:span><text:span text:style-name="T10">B</text:span><text:span text:style-name="T29">4</text:span><text:span text:style-name="T10"> <text:s/></text:span><text:bookmark-start text:name="__DdeLink__990_315181740"/><text:span text:style-name="T23">!</text:span><text:bookmark-end text:name="__DdeLink__990_315181740"/></text:p>
      <text:p text:style-name="P12"><text:span text:style-name="T5"><text:s/></text:span><text:span text:style-name="T30">L</text:span><text:span text:style-name="T29">1</text:span><text:span text:style-name="T5">7<text:tab/><text:tab/></text:span><text:span text:style-name="T12">P </text:span><text:span text:style-name="T5"><text:s text:c="2"/></text:span><text:span text:style-name="T10">B </text:span><text:span text:style-name="T5"><text:s text:c="2"/></text:span><text:span text:style-name="T23"><text:tab/><text:tab/></text:span><text:span text:style-name="T31">fubar</text:span></text:p>
      <text:p text:style-name="P12"><text:span text:style-name="T5"><text:s/></text:span><text:span text:style-name="T30">L</text:span><text:span text:style-name="T29">1</text:span><text:span text:style-name="T5">8<text:tab/><text:tab/></text:span><text:span text:style-name="T12">P</text:span><text:span text:style-name="T29">0</text:span><text:span text:style-name="T5"> <text:s/></text:span><text:span text:style-name="T10">B</text:span><text:span text:style-name="T5">1 <text:s/></text:span><text:span text:style-name="T23">!</text:span><text:span text:style-name="T29"> </text:span><text:span text:style-name="T4">N</text:span></text:p>
      <text:p text:style-name="P12"><text:span text:style-name="T29"><text:s/></text:span><text:span text:style-name="T30">L</text:span><text:span text:style-name="T29">19<text:tab/><text:tab/></text:span><text:span text:style-name="T12">P</text:span><text:span text:style-name="T29">0 <text:s/></text:span><text:span text:style-name="T10">B</text:span><text:span text:style-name="T29">2 <text:s/></text:span><text:span text:style-name="T23">!</text:span><text:span text:style-name="T29"> </text:span><text:bookmark-start text:name="__DdeLink__992_315181740"/><text:span text:style-name="T4">N</text:span><text:bookmark-end text:name="__DdeLink__992_315181740"/><text:span text:style-name="T29"> </text:span></text:p>
      <text:p text:style-name="P12"><text:span text:style-name="T29"><text:s/></text:span><text:span text:style-name="T30">L</text:span><text:span text:style-name="T29">20<text:tab/><text:tab/></text:span><text:span text:style-name="T12">P</text:span><text:span text:style-name="T29">0 <text:s/></text:span><text:span text:style-name="T10">B</text:span><text:span text:style-name="T29">2+ <text:s text:c="2"/></text:span><text:span text:style-name="T4">N</text:span><text:span text:style-name="T29"> </text:span><text:span text:style-name="T23"><text:tab/><text:tab/></text:span><text:span text:style-name="T29"> </text:span></text:p>
      <text:p text:style-name="P12"><text:span text:style-name="T29"><text:s/></text:span><text:span text:style-name="T30">L</text:span><text:span text:style-name="T29">21<text:tab/><text:tab/></text:span><text:span text:style-name="T12">P </text:span><text:span text:style-name="T29"><text:s text:c="2"/></text:span><text:span text:style-name="T10">B</text:span><text:span text:style-name="T29"> <text:s/></text:span><text:span text:style-name="T23"><text:tab/><text:tab/></text:span><text:span text:style-name="T31">fubar</text:span><text:span text:style-name="T29"> <text:s/></text:span></text:p>
      <text:p text:style-name="P12"><text:span text:style-name="T29"><text:s/></text:span><text:span text:style-name="T30">L</text:span><text:span text:style-name="T29">22<text:tab/><text:tab/></text:span><text:span text:style-name="T12">P</text:span><text:span text:style-name="T29">1+ </text:span><text:span text:style-name="T10">B</text:span><text:span text:style-name="T29">1 <text:s/></text:span><text:span text:style-name="T23">!</text:span><text:span text:style-name="T29"> <text:s/></text:span></text:p>
      <text:p text:style-name="P12"><text:span text:style-name="T29"><text:s/></text:span><text:span text:style-name="T30">L</text:span><text:span text:style-name="T29">23<text:tab/><text:tab/></text:span><text:span text:style-name="T12">P</text:span><text:span text:style-name="T29">1 <text:s/></text:span><text:span text:style-name="T10">B</text:span><text:span text:style-name="T29">1 <text:s/></text:span><text:span text:style-name="T23">!</text:span><text:span text:style-name="T29"> <text:s/></text:span></text:p>
      <text:p text:style-name="P12"><text:bookmark-start text:name="__DdeLink__39_1766227563"/><text:span text:style-name="T29"><text:s/></text:span><text:span text:style-name="T30">L</text:span><text:span text:style-name="T29">24<text:tab/><text:tab/></text:span><text:span text:style-name="T12">P</text:span><text:span text:style-name="T29">1 <text:s/></text:span><text:span text:style-name="T10">B</text:span><text:span text:style-name="T29">1+ </text:span><text:span text:style-name="T23">!</text:span><text:span text:style-name="T29"> </text:span><text:bookmark-end text:name="__DdeLink__39_1766227563"/></text:p>
      <text:p text:style-name="P12"><text:span text:style-name="T29"><text:s/></text:span><text:span text:style-name="T30">L</text:span><text:span text:style-name="T29">25<text:tab/><text:tab/></text:span><text:span text:style-name="T12">P</text:span><text:span text:style-name="T29">0 <text:s/></text:span><text:span text:style-name="T10">B</text:span><text:span text:style-name="T29">0</text:span><text:span text:style-name="T10"> </text:span><text:span text:style-name="T29"><text:s/></text:span><text:span text:style-name="T23">!</text:span><text:span text:style-name="T29"> </text:span></text:p>
      <text:p text:style-name="P12"><text:span text:style-name="T29"><text:s/></text:span><text:span text:style-name="T30">L</text:span><text:span text:style-name="T29">26<text:tab/><text:tab/></text:span><text:span text:style-name="T12">P</text:span><text:span text:style-name="T29">1+ </text:span><text:span text:style-name="T10">B</text:span><text:span text:style-name="T29">1+ <text:s/><text:tab/><text:tab/></text:span><text:span text:style-name="T31">!</text:span></text:p>
      <text:p text:style-name="P12"><text:span text:style-name="T30"><text:s/>L</text:span><text:span text:style-name="T29">27<text:tab/><text:tab/></text:span><text:span text:style-name="T12">P</text:span><text:span text:style-name="T29">2 <text:s/></text:span><text:span text:style-name="T10">B</text:span><text:span text:style-name="T29">2+</text:span><text:span text:style-name="T10"> </text:span><text:span text:style-name="T23">!</text:span><text:span text:style-name="T29"> </text:span><text:span text:style-name="T4">N</text:span><text:span text:style-name="T29"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 fo:background-color="transparent" style:shadow="none">
        <style:background-image/>
      </style:paragraph-properties>
      <style:text-properties fo:color="#000000" style:font-name="Trebuchet MS" fo:font-size="14pt" fo:font-weight="normal" fo:background-color="transparent" style:font-size-asian="14pt" style:font-weight-asian="normal" style:font-size-complex="14pt" style:font-weight-complex="normal"/>
    </style:style>
    <style:style style:name="MT1" style:family="text">
      <style:text-properties fo:color="#579d1c" fo:font-weight="bold" style:font-weight-asian="bold" style:font-weight-complex="bold"/>
    </style:style>
    <style:style style:name="MT2" style:family="text">
      <style:text-properties fo:color="#0084d1" fo:font-weight="bold" style:font-weight-asian="bold" style:font-weight-complex="bold"/>
    </style:style>
    <style:style style:name="MT3" style:family="text">
      <style:text-properties fo:color="#9999ff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none" fo:border-bottom="0.99pt solid #9999ff" fo:border-left="none" fo:border-right="none" fo:padding="0.0201in" style:shadow="none" fo:background-color="transparent">
          <style:background-image/>
        </style:header-footer-properties>
      </style:header-style>
      <style:footer-style/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0.99pt solid #9999ff" fo:border-left="none" fo:border-right="none" fo:padding="0in" style:shadow="none" style:dynamic-spacing="false"/>
      </style:header-style>
      <style:footer-style/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DINO</text:span><text:span text:style-name="MT2">THAW</text:span><text:span text:style-name="MT1">R</text:span> <text:span text:style-name="MT3">Level Design Guide</text:span></text:p>
      </style:header>
    </style:master-page>
    <style:master-page style:name="First_20_Page" style:display-name="First Page" style:page-layout-name="Mpm2" style:next-style-name="Standard">
      <style:header>
        <text:p text:style-name="MP1"><text:span text:style-name="MT1">DINO</text:span><text:span text:style-name="MT2">THAW</text:span><text:span text:style-name="MT1">R</text:span> <text:span text:style-name="MT3">Level Design Guide</text:span></text:p>
      </style:head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nes Heyer</meta:initial-creator>
    <meta:creation-date>2012-09-24T13:02:42</meta:creation-date>
    <dc:date>2012-09-25T20:58:03</dc:date>
    <meta:editing-duration>PT8H48M56S</meta:editing-duration>
    <meta:editing-cycles>44</meta:editing-cycles>
    <meta:generator>LibreOffice/3.5$Linux_X86_64 LibreOffice_project/350m1$Build-2</meta:generator>
    <dc:creator>Agnes Heyer</dc:creator>
    <meta:document-statistic meta:table-count="1" meta:image-count="0" meta:object-count="0" meta:page-count="2" meta:paragraph-count="83" meta:word-count="254" meta:character-count="1228" meta:non-whitespace-character-count="877"/>
  </office:meta>
</office:document-meta>
</file>